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рук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office:value-type="string" calcext:value-type="string">
            <text:p>дни</text:p>
          </table:table-cell>
          <table:table-cell office:value-type="string" calcext:value-type="string">
            <text:p>часы</text:p>
          </table:table-cell>
          <table:table-cell office:value-type="string" calcext:value-type="string">
            <text:p>один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*6" office:value-type="float" office:value="6" calcext:value-type="float">
            <text:p>6</text:p>
          </table:table-cell>
          <table:table-cell office:value-type="float" office:value="102.78" calcext:value-type="float">
            <text:p>102,78</text:p>
          </table:table-cell>
          <table:table-cell table:formula="of:=[.I3]*[.H3]" office:value-type="float" office:value="616.68" calcext:value-type="float">
            <text:p>616,68</text:p>
          </table:table-cell>
          <table:table-cell table:formula="of:=[.H3]*100/[.H$7]" office:value-type="float" office:value="5.88235294117647" calcext:value-type="float">
            <text:p>5,88235294117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G4]*6" office:value-type="float" office:value="36" calcext:value-type="float">
            <text:p>36</text:p>
          </table:table-cell>
          <table:table-cell office:value-type="float" office:value="102.78" calcext:value-type="float">
            <text:p>102,78</text:p>
          </table:table-cell>
          <table:table-cell table:formula="of:=[.I4]*[.H4]" office:value-type="float" office:value="3700.08" calcext:value-type="float">
            <text:p>3700,08</text:p>
          </table:table-cell>
          <table:table-cell table:formula="of:=[.H4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5]*6" office:value-type="float" office:value="36" calcext:value-type="float">
            <text:p>36</text:p>
          </table:table-cell>
          <table:table-cell office:value-type="float" office:value="102.78" calcext:value-type="float">
            <text:p>102,78</text:p>
          </table:table-cell>
          <table:table-cell table:formula="of:=[.I5]*[.H5]" office:value-type="float" office:value="3700.08" calcext:value-type="float">
            <text:p>3700,08</text:p>
          </table:table-cell>
          <table:table-cell table:formula="of:=[.H5]*100/[.H$7]" office:value-type="float" office:value="35.2941176470588" calcext:value-type="float">
            <text:p>35,2941176470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G6]*6" office:value-type="float" office:value="24" calcext:value-type="float">
            <text:p>24</text:p>
          </table:table-cell>
          <table:table-cell office:value-type="float" office:value="102.78" calcext:value-type="float">
            <text:p>102,78</text:p>
          </table:table-cell>
          <table:table-cell table:formula="of:=[.I6]*[.H6]" office:value-type="float" office:value="2466.72" calcext:value-type="float">
            <text:p>2466,72</text:p>
          </table:table-cell>
          <table:table-cell table:formula="of:=[.H6]*100/[.H$7]" office:value-type="float" office:value="23.5294117647059" calcext:value-type="float">
            <text:p>23,52941176470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table:formula="of:=SUM([.G3:.G6])" office:value-type="float" office:value="17" calcext:value-type="float">
            <text:p>17</text:p>
          </table:table-cell>
          <table:table-cell table:formula="of:=SUM([.H3:.H6])" office:value-type="float" office:value="102" calcext:value-type="float">
            <text:p>102</text:p>
          </table:table-cell>
          <table:table-cell/>
          <table:table-cell table:formula="of:=SUM([.J3:.J6])" office:value-type="float" office:value="10483.56" calcext:value-type="float">
            <text:p>10483,56</text:p>
          </table:table-cell>
          <table:table-cell table:formula="of:=SUM([.K3:.K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%</text:p>
          </table:table-cell>
          <table:table-cell table:style-name="ce3" office:value-type="string" calcext:value-type="string">
            <text:p>всего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J7]" office:value-type="float" office:value="10483.56" calcext:value-type="float">
            <text:p>10483,56</text:p>
          </table:table-cell>
          <table:table-cell table:formula="of:=[.B21]*0.3" office:value-type="float" office:value="3145.068" calcext:value-type="float">
            <text:p>3145,068</text:p>
          </table:table-cell>
          <table:table-cell table:formula="of:=[.C21]+[.B21]" office:value-type="float" office:value="13628.628" calcext:value-type="float">
            <text:p>13628,628</text:p>
          </table:table-cell>
          <table:table-cell table:formula="of:=[.D21]*0.15" office:value-type="float" office:value="2044.2942" calcext:value-type="float">
            <text:p>2044,2942</text:p>
          </table:table-cell>
          <table:table-cell table:formula="of:=[.E21]+[.D21]" office:value-type="float" office:value="15672.9222" calcext:value-type="float">
            <text:p>15672,9222</text:p>
          </table:table-cell>
          <table:table-cell table:formula="of:=[.F21]*0.3" office:value-type="float" office:value="4701.87666" calcext:value-type="float">
            <text:p>4701,87666</text:p>
          </table:table-cell>
          <table:table-cell table:formula="of:=[.G21]+[.F21]" office:value-type="float" office:value="20374.79886" calcext:value-type="float">
            <text:p>20374,7988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D16]" office:value-type="float" office:value="8425.08" calcext:value-type="float">
            <text:p>8425,08</text:p>
          </table:table-cell>
          <table:table-cell table:formula="of:=[.B22]*0.3" office:value-type="float" office:value="2527.524" calcext:value-type="float">
            <text:p>2527,524</text:p>
          </table:table-cell>
          <table:table-cell table:formula="of:=[.C22]+[.B22]" office:value-type="float" office:value="10952.604" calcext:value-type="float">
            <text:p>10952,604</text:p>
          </table:table-cell>
          <table:table-cell table:formula="of:=[.D22]*0.15" office:value-type="float" office:value="1642.8906" calcext:value-type="float">
            <text:p>1642,8906</text:p>
          </table:table-cell>
          <table:table-cell table:formula="of:=[.E22]+[.D22]" office:value-type="float" office:value="12595.4946" calcext:value-type="float">
            <text:p>12595,4946</text:p>
          </table:table-cell>
          <table:table-cell table:formula="of:=[.F22]*0.3" office:value-type="float" office:value="3778.64838" calcext:value-type="float">
            <text:p>3778,64838</text:p>
          </table:table-cell>
          <table:table-cell table:formula="of:=[.G22]+[.F22]" office:value-type="float" office:value="16374.14298" calcext:value-type="float">
            <text:p>16374,1429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36748.94184" calcext:value-type="float">
            <text:p>36748,94184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0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10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.00.0000</text:date>, <text:time style:data-style-name="N2" text:time-value="23:17:41.7606414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5-29T23:18:51.504018466</dc:date>
    <meta:editing-duration>PT5H7M26S</meta:editing-duration>
    <meta:editing-cycles>14</meta:editing-cycles>
    <meta:generator>LibreOffice/5.2.2.2$Linux_X86_64 LibreOffice_project/20m0$Build-2</meta:generator>
    <meta:document-statistic meta:table-count="1" meta:cell-count="154" meta:object-count="0"/>
  </office:meta>
</office:document-meta>
</file>